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/>
    </style:style>
    <style:style style:name="T2" style:parent-style-name="預設段落字型" style:family="text">
      <style:text-properties style:font-name="標楷體" style:font-name-asian="標楷體" fo:font-weight="bold" style:font-weight-asian="bold" fo:color="#000000" fo:font-size="23pt" style:font-size-asian="23pt" style:font-size-complex="23pt"/>
    </style:style>
    <style:style style:name="T3" style:parent-style-name="預設段落字型" style:family="text">
      <style:text-properties style:font-name="標楷體" style:font-name-asian="標楷體" fo:font-weight="bold" style:font-weight-asian="bold" fo:color="#000000" fo:font-size="16pt" style:font-size-asian="16pt" style:font-size-complex="16pt"/>
    </style:style>
    <style:style style:name="P4" style:parent-style-name="內文" style:family="paragraph">
      <style:paragraph-properties style:snap-to-layout-grid="false" fo:text-align="center" fo:margin-top="0.125in" fo:margin-bottom="0.0625in"/>
      <style:text-properties style:font-name="標楷體" style:font-name-asian="標楷體" fo:color="#000000" fo:font-size="16pt" style:font-size-asian="16pt" style:font-size-complex="16pt"/>
    </style:style>
    <style:style style:name="P5" style:parent-style-name="內文" style:family="paragraph">
      <style:paragraph-properties style:snap-to-layout-grid="false" fo:margin-bottom="0.0625in"/>
      <style:text-properties style:font-name="標楷體" style:font-name-asian="標楷體" fo:color="#000000" fo:font-size="16pt" style:font-size-asian="16pt" style:font-size-complex="16pt"/>
    </style:style>
    <style:style style:name="P6" style:parent-style-name="內文" style:family="paragraph">
      <style:paragraph-properties style:snap-to-layout-grid="false" fo:line-height="0.5in"/>
    </style:style>
    <style:style style:name="T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8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內文" style:family="paragraph">
      <style:paragraph-properties style:snap-to-layout-grid="false" fo:line-height="0.5in"/>
    </style:style>
    <style:style style:name="T10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11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內文" style:family="paragraph">
      <style:paragraph-properties style:snap-to-layout-grid="false" fo:line-height="0.5in"/>
    </style:style>
    <style:style style:name="T13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14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5" style:parent-style-name="內文" style:family="paragraph">
      <style:paragraph-properties style:snap-to-layout-grid="false" fo:line-height="0.5in"/>
    </style:style>
    <style:style style:name="T16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17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8" style:parent-style-name="內文" style:family="paragraph">
      <style:paragraph-properties style:snap-to-layout-grid="false" fo:line-height="0.5in"/>
    </style:style>
    <style:style style:name="T19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20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內文" style:family="paragraph">
      <style:paragraph-properties style:snap-to-layout-grid="false" fo:margin-top="0.125in"/>
      <style:text-properties style:font-name="標楷體" style:font-name-asian="標楷體" fo:color="#000000" fo:font-size="16pt" style:font-size-asian="16pt" style:font-size-complex="16pt"/>
    </style:style>
    <style:style style:name="P22" style:parent-style-name="內文" style:family="paragraph">
      <style:paragraph-properties style:snap-to-layout-grid="false" fo:margin-top="0.125in" fo:line-height="0.5555in"/>
      <style:text-properties style:font-name="標楷體" style:font-name-asian="標楷體" fo:color="#000000" fo:font-size="16pt" style:font-size-asian="16pt" style:font-size-complex="16pt"/>
    </style:style>
    <style:style style:name="P23" style:parent-style-name="內文" style:family="paragraph">
      <style:paragraph-properties style:snap-to-layout-grid="false" fo:margin-top="0.125in" fo:line-height="0.5555in"/>
    </style:style>
    <style:style style:name="T24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25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26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27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P28" style:parent-style-name="內文" style:family="paragraph">
      <style:paragraph-properties style:snap-to-layout-grid="false" fo:margin-top="0.125in" fo:line-height="0.5555in"/>
    </style:style>
    <style:style style:name="T29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0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31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2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P33" style:parent-style-name="內文" style:family="paragraph">
      <style:paragraph-properties style:snap-to-layout-grid="false" fo:margin-top="0.125in" fo:line-height="0.5555in"/>
    </style:style>
    <style:style style:name="T34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5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36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7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P38" style:parent-style-name="內文" style:family="paragraph">
      <style:paragraph-properties style:snap-to-layout-grid="false" fo:margin-top="0.125in" fo:line-height="0.5555in"/>
    </style:style>
    <style:style style:name="T39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0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41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2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P43" style:parent-style-name="內文" style:family="paragraph">
      <style:paragraph-properties style:snap-to-layout-grid="false" fo:margin-top="0.0694in" fo:margin-bottom="0.0694in" fo:line-height="0.25in"/>
      <style:text-properties style:font-name="標楷體" style:font-name-asian="標楷體" fo:color="#000000" fo:font-size="16pt" style:font-size-asian="16pt" style:font-size-complex="16pt"/>
    </style:style>
    <style:style style:name="P44" style:parent-style-name="內文" style:family="paragraph">
      <style:paragraph-properties style:snap-to-layout-grid="false" fo:line-height="0.5555in"/>
      <style:text-properties style:font-name="標楷體" style:font-name-asian="標楷體" fo:color="#000000" fo:font-size="16pt" style:font-size-asian="16pt" style:font-size-complex="16pt"/>
    </style:style>
    <style:style style:name="P45" style:parent-style-name="內文" style:family="paragraph">
      <style:paragraph-properties style:snap-to-layout-grid="false" fo:line-height="0.5555in"/>
      <style:text-properties style:font-name="標楷體" style:font-name-asian="標楷體" fo:color="#000000" fo:font-size="16pt" style:font-size-asian="16pt" style:font-size-complex="16pt"/>
    </style:style>
    <style:style style:name="P46" style:parent-style-name="內文" style:family="paragraph">
      <style:paragraph-properties style:snap-to-layout-grid="false" fo:margin-top="0.125in" fo:margin-bottom="0.25in" fo:line-height="0.5555in"/>
    </style:style>
    <style:style style:name="T4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</office:automatic-styles>
  <office:body>
    <office:text text:use-soft-page-breaks="true">
      <text:p text:style-name="P1"><text:span text:style-name="T2">國立陽明交通大學　　學位論文審定同意書</text:span><text:span text:style-name="T3"><text:s/></text:span></text:p>
      <text:p text:style-name="P4">__________________________研究所 _____________君</text:p>
      <text:p text:style-name="P5">所提之論文</text:p>
      <text:p text:style-name="P6"><text:span text:style-name="T7">題目：</text:span><text:span text:style-name="T8">(中文) <text:s text:c="51"/></text:span></text:p>
      <text:p text:style-name="P9"><text:span text:style-name="T10"><text:s text:c="6"/></text:span><text:span text:style-name="T11"><text:s text:c="57"/></text:span></text:p>
      <text:p text:style-name="P12"><text:span text:style-name="T13"><text:s text:c="6"/></text:span><text:span text:style-name="T14">(英文) <text:s text:c="51"/></text:span></text:p>
      <text:p text:style-name="P15"><text:span text:style-name="T16"><text:s text:c="6"/></text:span><text:span text:style-name="T17"><text:s text:c="57"/></text:span></text:p>
      <text:p text:style-name="P18"><text:span text:style-name="T19"><text:s text:c="6"/></text:span><text:span text:style-name="T20"><text:s text:c="57"/></text:span></text:p>
      <text:p text:style-name="P21">經學位考試委員會審查通過，特此證明。</text:p>
      <text:p text:style-name="P22">學位考試委員會 (簽名) 　 <text:s text:c="11"/>　<text:s/></text:p>
      <text:p text:style-name="P23"><text:span text:style-name="T24">口試委員：</text:span><text:span text:style-name="T25"><text:s text:c="17"/>(召集人)</text:span><text:span text:style-name="T26"><text:s text:c="5"/></text:span><text:span text:style-name="T27"><text:s text:c="26"/></text:span></text:p>
      <text:p text:style-name="P28"><text:span text:style-name="T29"><text:s text:c="10"/></text:span><text:span text:style-name="T30"><text:s text:c="25"/></text:span><text:span text:style-name="T31"><text:s text:c="5"/></text:span><text:span text:style-name="T32"><text:s text:c="30"/></text:span></text:p>
      <text:p text:style-name="P33"><text:span text:style-name="T34"><text:s text:c="10"/></text:span><text:span text:style-name="T35"><text:s text:c="25"/></text:span><text:span text:style-name="T36"><text:s text:c="5"/></text:span><text:span text:style-name="T37"><text:s text:c="27"/></text:span></text:p>
      <text:p text:style-name="P38"><text:span text:style-name="T39"><text:s text:c="10"/></text:span><text:span text:style-name="T40"><text:s text:c="25"/></text:span><text:span text:style-name="T41"><text:s text:c="5"/></text:span><text:span text:style-name="T42"><text:s text:c="27"/></text:span></text:p>
      <text:p text:style-name="P43">論文已完成修改</text:p>
      <text:p text:style-name="P44">指導教授　_________________________________ (簽名)</text:p>
      <text:p text:style-name="P45">所 <text:s text:c="3"/>長　_________________________________ (簽名)</text:p>
      <text:p text:style-name="P46"><text:span text:style-name="T47">中華民國 <text:s/>年 <text:s/>月 <text:s/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both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indows 使用者</meta:initial-creator>
    <dc:creator>靖 王</dc:creator>
    <meta:creation-date>2023-09-16T06:45:00Z</meta:creation-date>
    <dc:date>2023-09-16T06:45:00Z</dc:date>
    <meta:template xlink:href="Normal" xlink:type="simple"/>
    <meta:editing-cycles>2</meta:editing-cycles>
    <meta:editing-duration>PT0S</meta:editing-duration>
    <meta:document-statistic meta:page-count="1" meta:paragraph-count="1" meta:word-count="121" meta:character-count="812" meta:row-count="5" meta:non-whitespace-character-count="692"/>
  </office:meta>
</office:document-meta>
</file>